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5E000000BAF13B8837.png" manifest:media-type="image/png"/>
  <manifest:file-entry manifest:full-path="Pictures/100002010000045A000000A6269929C6.png" manifest:media-type="image/png"/>
  <manifest:file-entry manifest:full-path="Pictures/100000000000004E00000046E037E7B8.png" manifest:media-type="image/png"/>
  <manifest:file-entry manifest:full-path="Pictures/100000000000003A00000042C29B2F31.png" manifest:media-type="image/png"/>
  <manifest:file-entry manifest:full-path="Pictures/100000000000004C00000054985A2684.png" manifest:media-type="image/png"/>
  <manifest:file-entry manifest:full-path="Pictures/10000000000000D80000004C6A6A5136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PA Pゴシック3" svg:font-family="'IPA Pゴシック', IPAPGothic" style:font-adornments="標準" style:font-pitch="variable"/>
    <style:font-face style:name="IPA P明朝1" svg:font-family="'IPA P明朝'" style:font-pitch="variable"/>
    <style:font-face style:name="IPA P明朝" svg:font-family="'IPA P明朝'" style:font-adornments="標準" style:font-pitch="variable"/>
    <style:font-face style:name="IPA Pゴシック2" svg:font-family="'IPA Pゴシック', IPAPGothic" style:font-adornments="標準" style:font-family-generic="modern" style:font-pitch="variable"/>
    <style:font-face style:name="IPA Pゴシック" svg:font-family="'IPA Pゴシック', IPAPGothic" style:font-family-generic="roman" style:font-pitch="variable"/>
    <style:font-face style:name="IPA Pゴシック1" svg:font-family="'IPA Pゴシック', IPAPGothic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IPA Pゴシック4" svg:font-family="'IPA Pゴシック', IPAPGothic" style:font-family-generic="system" style:font-pitch="variable"/>
    <style:font-face style:name="IPA Pゴシック5" svg:font-family="'IPA Pゴシック', IPAPGothic" style:font-adornments="標準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line-height="150%"/>
      <style:text-properties fo:font-size="28pt" style:font-size-asian="28pt" style:font-size-complex="28pt"/>
    </style:style>
    <style:style style:name="P3" style:family="paragraph">
      <style:paragraph-properties fo:line-height="150%"/>
      <style:text-properties style:font-name="IPA P明朝1" fo:font-size="28pt" style:font-name-asian="IPA P明朝1" style:font-size-asian="28pt" style:font-size-complex="28pt"/>
    </style:style>
    <style:style style:name="P4" style:family="paragraph">
      <style:text-properties fo:font-size="40pt" style:font-size-asian="40pt" style:font-size-complex="40pt"/>
    </style:style>
    <style:style style:name="T1" style:family="text">
      <style:text-properties style:font-name="IPA P明朝1" fo:font-size="28pt" style:font-name-asian="IPA P明朝1" style:font-size-asian="28pt" style:font-size-complex="28pt"/>
    </style:style>
    <style:style style:name="T2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raw4ja">
        <office:forms form:automatic-focus="false" form:apply-design-mode="false"/>
        <draw:frame draw:style-name="gr1" draw:text-style-name="P1" draw:layer="layout" svg:width="4.634cm" svg:height="1.63cm" svg:x="8.718cm" svg:y="19.602cm">
          <draw:image xlink:href="Pictures/10000000000000D80000004C6A6A5136.png" xlink:type="simple" xlink:show="embed" xlink:actuate="onLoad">
            <text:p/>
          </draw:image>
        </draw:frame>
        <draw:frame draw:style-name="gr1" draw:text-style-name="P1" draw:layer="layout" svg:width="1.396cm" svg:height="1.543cm" svg:x="13.87cm" svg:y="16.496cm">
          <draw:image xlink:href="Pictures/100000000000004C00000054985A2684.png" xlink:type="simple" xlink:show="embed" xlink:actuate="onLoad">
            <text:p/>
          </draw:image>
        </draw:frame>
        <draw:frame draw:style-name="gr1" draw:text-style-name="P1" draw:layer="layout" svg:width="1.534cm" svg:height="1.745cm" svg:x="21.208cm" svg:y="14.734cm">
          <draw:image xlink:href="Pictures/100000000000003A00000042C29B2F31.png" xlink:type="simple" xlink:show="embed" xlink:actuate="onLoad">
            <text:p/>
          </draw:image>
        </draw:frame>
        <draw:frame draw:style-name="gr1" draw:text-style-name="P1" draw:layer="layout" svg:width="1.902cm" svg:height="1.707cm" svg:x="22.143cm" svg:y="16.481cm">
          <draw:image xlink:href="Pictures/100000000000004E00000046E037E7B8.png" xlink:type="simple" xlink:show="embed" xlink:actuate="onLoad">
            <text:p/>
          </draw:image>
        </draw:frame>
        <draw:frame draw:style-name="gr2" draw:text-style-name="P3" draw:layer="layout" svg:width="27.265cm" svg:height="5.7cm" svg:x="0.935cm" svg:y="13.6cm">
          <draw:text-box>
            <text:p text:style-name="P2"><text:span text:style-name="T1">注</text:span><text:span text:style-name="T1">: </text:span><text:span text:style-name="T1">小文字と大文字を</text:span><text:span text:style-name="T1">, </text:span><text:span text:style-name="T1">字の大きさだけでなく</text:span><text:span text:style-name="T1">, </text:span><text:span text:style-name="T1">形ではっきり区別できるように書くこと。例えば</text:span><text:span text:style-name="T1">, </text:span><text:span text:style-name="T1">小文字のヴイを <text:s text:c="5"/>と書く人がいるが</text:span><text:span text:style-name="T1">, </text:span><text:span text:style-name="T1">その形では大文字の　　と区別できない。　　と書くべきである。</text:span></text:p>
          </draw:text-box>
        </draw:frame>
        <draw:frame draw:style-name="gr2" draw:text-style-name="P4" draw:layer="layout" svg:width="12.846cm" svg:height="1.661cm" svg:x="2.001cm" svg:y="0.2cm">
          <draw:text-box>
            <text:p><text:span text:style-name="T2">小文字の太字</text:span></text:p>
          </draw:text-box>
        </draw:frame>
        <draw:frame draw:style-name="gr2" draw:text-style-name="P4" draw:layer="layout" svg:width="9.675cm" svg:height="1.661cm" svg:x="2.201cm" svg:y="6.9cm">
          <draw:text-box>
            <text:p><text:span text:style-name="T2">大文字の太字</text:span></text:p>
          </draw:text-box>
        </draw:frame>
        <draw:frame draw:style-name="gr2" draw:text-style-name="P3" draw:layer="layout" svg:width="26.62cm" svg:height="2.728cm" svg:x="0.936cm" svg:y="19.801cm">
          <draw:text-box>
            <text:p text:style-name="P2"><text:span text:style-name="T1">注</text:span><text:span text:style-name="T1">: </text:span><text:span text:style-name="T1">大文字には</text:span><text:span text:style-name="T1">, </text:span><text:span text:style-name="T1">　　　　のように</text:span><text:span text:style-name="T1">, </text:span><text:span text:style-name="T1">適宜</text:span><text:span text:style-name="T1">, </text:span><text:span text:style-name="T1">「ひげ」をつけるとよい。</text:span></text:p>
          </draw:text-box>
        </draw:frame>
        <draw:frame draw:style-name="gr3" draw:text-style-name="P1" draw:layer="layout" svg:width="27.899cm" svg:height="4.156cm" svg:x="0.3cm" svg:y="2.12cm">
          <draw:image xlink:href="Pictures/100002010000045A000000A6269929C6.png" xlink:type="simple" xlink:show="embed" xlink:actuate="onLoad">
            <text:p/>
          </draw:image>
        </draw:frame>
        <draw:frame draw:style-name="gr3" draw:text-style-name="P1" draw:layer="layout" svg:width="27.899cm" svg:height="4.64cm" svg:x="0.408cm" svg:y="8.686cm">
          <draw:image xlink:href="Pictures/100002010000045E000000BAF13B883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PA Pゴシック3" svg:font-family="'IPA Pゴシック', IPAPGothic" style:font-adornments="標準" style:font-pitch="variable"/>
    <style:font-face style:name="IPA P明朝1" svg:font-family="'IPA P明朝'" style:font-pitch="variable"/>
    <style:font-face style:name="IPA P明朝" svg:font-family="'IPA P明朝'" style:font-adornments="標準" style:font-pitch="variable"/>
    <style:font-face style:name="IPA Pゴシック2" svg:font-family="'IPA Pゴシック', IPAPGothic" style:font-adornments="標準" style:font-family-generic="modern" style:font-pitch="variable"/>
    <style:font-face style:name="IPA Pゴシック" svg:font-family="'IPA Pゴシック', IPAPGothic" style:font-family-generic="roman" style:font-pitch="variable"/>
    <style:font-face style:name="IPA Pゴシック1" svg:font-family="'IPA Pゴシック', IPAPGothic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IPA Pゴシック4" svg:font-family="'IPA Pゴシック', IPAPGothic" style:font-family-generic="system" style:font-pitch="variable"/>
    <style:font-face style:name="IPA Pゴシック5" svg:font-family="'IPA Pゴシック', IPAPGothic" style:font-adornments="標準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ja" style:country-asian="JP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9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IPA Pゴシック2" fo:font-family="'IPA Pゴシック', IPAPGothic" style:font-style-name="標準" style:font-family-generic="modern" style:font-pitch="variable" fo:font-size="18pt" fo:font-style="normal" fo:text-shadow="none" style:text-underline-style="none" fo:font-weight="normal" style:letter-kerning="true" style:font-name-asian="IPA Pゴシック2" style:font-family-asian="'IPA Pゴシック', IPAPGothic" style:font-style-name-asian="標準" style:font-family-generic-asian="modern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8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 style:font-size-asian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8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8pt"/>
    </style:style>
  </office:styles>
  <office:automatic-styles>
    <style:page-layout style:name="PM0">
      <style:page-layout-properties fo:margin-top="0.3cm" fo:margin-bottom="0.3cm" fo:margin-left="0.3cm" fo:margin-right="0.3cm" fo:page-width="28.5cm" fo:page-height="2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raw4ja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7.2$Linux_X86_64 LibreOffice_project/420m0$Build-2</meta:generator>
    <meta:creation-date>2013-07-26T12:43:21</meta:creation-date>
    <meta:editing-cycles>1</meta:editing-cycles>
    <meta:editing-duration>PT00H00M00S</meta:editing-duration>
    <meta:document-statistic meta:object-count="10"/>
    <meta:user-defined meta:name="Info 1"/>
    <meta:user-defined meta:name="Info 2"/>
    <meta:user-defined meta:name="Info 3"/>
    <meta:user-defined meta:name="Info 4"/>
  </office:meta>
</office:document-meta>
</file>